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55cm" fo:min-width="5.6cm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16cm" fo:min-width="0.066cm" fo:wrap-option="wrap" style:protect="size"/>
    </style:style>
    <style:style style:name="gr4" style:family="graphic" style:parent-style-name="objectwithoutfill">
      <style:graphic-properties svg:stroke-color="#800080" draw:fill="none" draw:textarea-vertical-align="middle"/>
    </style:style>
    <style:style style:name="gr5" style:family="graphic" style:parent-style-name="standard">
      <style:graphic-properties svg:stroke-color="#00a933" draw:textarea-horizontal-align="justify" draw:textarea-vertical-align="middle" draw:auto-grow-height="false" fo:min-height="0.812cm" fo:min-width="0.562cm" fo:wrap-option="wrap" style:protect="size"/>
    </style:style>
    <style:style style:name="gr6" style:family="graphic" style:parent-style-name="objectwithoutfill">
      <style:graphic-properties svg:stroke-color="#00a933" draw:fill="none" draw:textarea-vertical-align="middle"/>
    </style:style>
    <style:style style:name="gr7" style:family="graphic" style:parent-style-name="standard">
      <style:graphic-properties svg:stroke-color="#2a6099" draw:textarea-horizontal-align="justify" draw:textarea-vertical-align="middle" draw:auto-grow-height="false" fo:min-height="0.812cm" fo:min-width="0.562cm" fo:wrap-option="wrap" style:protect="size"/>
    </style:style>
    <style:style style:name="gr8" style:family="graphic" style:parent-style-name="objectwithoutfill">
      <style:graphic-properties svg:stroke-color="#2a6099" draw:fill="none" draw:textarea-vertical-align="middle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0.6cm" fo:min-width="0.35cm" fo:wrap-option="wrap" style:protect="siz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0.543cm" fo:min-width="2.7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/>
    </style:style>
    <style:style style:name="P4" style:family="paragraph">
      <loext:graphic-properties draw:fill="none" draw:fill-color="#ffffff"/>
      <style:text-properties fo:font-style="italic" fo:font-weight="bold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 fo:font-weight="bold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12.8cm" svg:x="6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Knob 1" draw:style-name="gr2">
          <draw:custom-shape draw:style-name="gr3" draw:text-style-name="P1" draw:layer="measurelines" svg:width="0.8cm" svg:height="0.8cm" svg:x="6.3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measurelines" svg:x1="6.3cm" svg:y1="11cm" svg:x2="7.1cm" svg:y2="11cm">
            <text:p/>
          </draw:line>
          <draw:line draw:style-name="gr4" draw:text-style-name="P2" draw:layer="measurelines" svg:x1="6.7cm" svg:y1="10.6cm" svg:x2="6.7cm" svg:y2="11.4cm">
            <text:p/>
          </draw:line>
        </draw:g>
        <draw:g draw:name="Knob 2" draw:style-name="gr2">
          <draw:custom-shape draw:style-name="gr5" draw:text-style-name="P1" draw:layer="measurelines" svg:width="1.5cm" svg:height="1.5cm" svg:x="7.4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7.4cm" svg:y1="11cm" svg:x2="8.9cm" svg:y2="11cm">
            <text:p/>
          </draw:line>
          <draw:line draw:style-name="gr6" draw:text-style-name="P2" draw:layer="measurelines" svg:x1="8.15cm" svg:y1="10.25cm" svg:x2="8.15cm" svg:y2="11.75cm">
            <text:p/>
          </draw:line>
        </draw:g>
        <draw:g draw:name="Knob 3" draw:style-name="gr2">
          <draw:custom-shape draw:style-name="gr7" draw:text-style-name="P1" draw:layer="measurelines" svg:width="1.5cm" svg:height="1.5cm" svg:x="7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measurelines" svg:x1="7cm" svg:y1="8.5cm" svg:x2="8.5cm" svg:y2="8.5cm">
            <text:p/>
          </draw:line>
          <draw:line draw:style-name="gr8" draw:text-style-name="P2" draw:layer="measurelines" svg:x1="7.75cm" svg:y1="7.75cm" svg:x2="7.75cm" svg:y2="9.25cm">
            <text:p/>
          </draw:line>
        </draw:g>
        <draw:g draw:name="Knob 4" draw:style-name="gr2">
          <draw:custom-shape draw:style-name="gr7" draw:text-style-name="P1" draw:layer="measurelines" svg:width="1.5cm" svg:height="1.5cm" svg:x="9.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measurelines" svg:x1="9.5cm" svg:y1="8.5cm" svg:x2="11cm" svg:y2="8.5cm">
            <text:p/>
          </draw:line>
          <draw:line draw:style-name="gr8" draw:text-style-name="P2" draw:layer="measurelines" svg:x1="10.25cm" svg:y1="7.75cm" svg:x2="10.25cm" svg:y2="9.25cm">
            <text:p/>
          </draw:line>
        </draw:g>
        <draw:g draw:name="Knob 7" draw:style-name="gr2">
          <draw:custom-shape draw:style-name="gr5" draw:text-style-name="P1" draw:layer="measurelines" svg:width="1.5cm" svg:height="1.5cm" svg:x="10.3cm" svg:y="1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0.3cm" svg:y1="11cm" svg:x2="11.8cm" svg:y2="11cm">
            <text:p/>
          </draw:line>
          <draw:line draw:style-name="gr6" draw:text-style-name="P2" draw:layer="measurelines" svg:x1="11.05cm" svg:y1="10.25cm" svg:x2="11.05cm" svg:y2="11.75cm">
            <text:p/>
          </draw:line>
        </draw:g>
        <draw:g draw:name="Knob 8" draw:style-name="gr2">
          <draw:custom-shape draw:style-name="gr3" draw:text-style-name="P1" draw:layer="measurelines" svg:width="0.8cm" svg:height="0.8cm" svg:x="9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measurelines" svg:x1="9.2cm" svg:y1="11cm" svg:x2="10cm" svg:y2="11cm">
            <text:p/>
          </draw:line>
          <draw:line draw:style-name="gr4" draw:text-style-name="P2" draw:layer="measurelines" svg:x1="9.6cm" svg:y1="10.6cm" svg:x2="9.6cm" svg:y2="11.4cm">
            <text:p/>
          </draw:line>
        </draw:g>
        <draw:g draw:name="Knob 6">
          <draw:custom-shape draw:style-name="gr7" draw:text-style-name="P1" draw:layer="measurelines" svg:width="1.5cm" svg:height="1.5cm" svg:x="9.12cm" svg:y="13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measurelines" svg:x1="9.12cm" svg:y1="14.348cm" svg:x2="10.62cm" svg:y2="14.348cm">
            <text:p/>
          </draw:line>
          <draw:line draw:style-name="gr8" draw:text-style-name="P2" draw:layer="measurelines" svg:x1="9.87cm" svg:y1="13.598cm" svg:x2="9.87cm" svg:y2="15.098cm">
            <text:p/>
          </draw:line>
        </draw:g>
        <draw:g draw:name="Knob 13" draw:style-name="gr2">
          <draw:custom-shape draw:style-name="gr9" draw:text-style-name="P1" draw:layer="measurelines" svg:width="1.2cm" svg:height="1.2cm" svg:x="7.763cm" svg:y="13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measurelines" svg:x1="7.763cm" svg:y1="14.362cm" svg:x2="8.963cm" svg:y2="14.362cm">
            <text:p/>
          </draw:line>
          <draw:line draw:style-name="gr10" draw:text-style-name="P2" draw:layer="measurelines" svg:x1="8.363cm" svg:y1="13.762cm" svg:x2="8.363cm" svg:y2="14.962cm">
            <text:p/>
          </draw:line>
        </draw:g>
        <draw:line draw:style-name="gr11" draw:text-style-name="P2" draw:layer="measurelines" svg:x1="9.05cm" svg:y1="6cm" svg:x2="9.05cm" svg:y2="18.8cm">
          <text:p/>
        </draw:line>
        <draw:custom-shape draw:style-name="gr12" draw:text-style-name="P1" draw:layer="measurelines" svg:width="3.281cm" svg:height="0.793cm" svg:x="7.461cm" svg:y="6.561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measurelines" svg:x1="6cm" svg:y1="12.4cm" svg:x2="12.1cm" svg:y2="12.4cm">
          <text:p/>
        </draw:line>
        <draw:frame draw:style-name="gr13" draw:text-style-name="P4" draw:layer="measurelines" svg:width="3.427cm" svg:height="0.962cm" svg:x="7.408cm" svg:y="6.482cm">
          <draw:text-box>
            <text:p text:style-name="P3"><text:span text:style-name="T1">Att</text:span><text:span text:style-name="T1">en</text:span><text:span text:style-name="T1">uat</text:span><text:span text:style-name="T1">e</text:span></text:p>
          </draw:text-box>
        </draw:frame>
        <draw:custom-shape draw:style-name="gr12" draw:text-style-name="P1" draw:layer="measurelines" svg:width="3.281cm" svg:height="0.793cm" svg:x="7.424cm" svg:y="12.506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measurelines" svg:width="3.427cm" svg:height="0.962cm" svg:x="7.542cm" svg:y="12.355cm">
          <draw:text-box>
            <text:p text:style-name="P3"><text:span text:style-name="T1">Amplify</text:span></text:p>
          </draw:text-box>
        </draw:frame>
        <draw:frame draw:style-name="gr14" draw:text-style-name="P6" draw:layer="measurelines" svg:width="1.004cm" svg:height="0.645cm" svg:x="6.314cm" svg:y="10.025cm">
          <draw:text-box>
            <text:p text:style-name="P5"><text:span text:style-name="T2">IN</text:span></text:p>
          </draw:text-box>
        </draw:frame>
        <draw:frame draw:style-name="gr14" draw:text-style-name="P6" draw:layer="measurelines" svg:width="1.004cm" svg:height="0.645cm" svg:x="9.19cm" svg:y="10.061cm">
          <draw:text-box>
            <text:p text:style-name="P5"><text:span text:style-name="T2">I</text:span><text:span text:style-name="T2">N</text:span></text:p>
          </draw:text-box>
        </draw:frame>
        <draw:frame draw:style-name="gr15" draw:text-style-name="P6" draw:layer="measurelines" svg:width="1.358cm" svg:height="0.645cm" svg:x="7.55cm" svg:y="9.674cm">
          <draw:text-box>
            <text:p text:style-name="P5"><text:span text:style-name="T2">OUT</text:span></text:p>
          </draw:text-box>
        </draw:frame>
        <draw:frame draw:style-name="gr15" draw:text-style-name="P6" draw:layer="measurelines" svg:width="1.358cm" svg:height="0.645cm" svg:x="10.406cm" svg:y="9.675cm">
          <draw:text-box>
            <text:p text:style-name="P5"><text:span text:style-name="T2">OUT</text:span></text:p>
          </draw:text-box>
        </draw:frame>
        <draw:g>
          <draw:g draw:name="Knob" draw:style-name="gr2">
            <draw:custom-shape draw:style-name="gr9" draw:text-style-name="P1" draw:layer="measurelines" svg:width="1.2cm" svg:height="1.2cm" svg:x="10.76cm" svg:y="13.7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" draw:layer="measurelines" svg:x1="10.76cm" svg:y1="14.348cm" svg:x2="11.96cm" svg:y2="14.348cm">
              <text:p/>
            </draw:line>
            <draw:line draw:style-name="gr10" draw:text-style-name="P2" draw:layer="measurelines" svg:x1="11.36cm" svg:y1="13.748cm" svg:x2="11.36cm" svg:y2="14.948cm">
              <text:p/>
            </draw:line>
          </draw:g>
          <draw:g draw:name="Knob 5" draw:style-name="gr2">
            <draw:custom-shape draw:style-name="gr7" draw:text-style-name="P1" draw:layer="measurelines" svg:width="1.5cm" svg:height="1.5cm" svg:x="6.14cm" svg:y="13.5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" draw:layer="measurelines" svg:x1="6.14cm" svg:y1="14.348cm" svg:x2="7.64cm" svg:y2="14.348cm">
              <text:p/>
            </draw:line>
            <draw:line draw:style-name="gr8" draw:text-style-name="P2" draw:layer="measurelines" svg:x1="6.89cm" svg:y1="13.598cm" svg:x2="6.89cm" svg:y2="15.098cm">
              <text:p/>
            </draw:line>
          </draw:g>
          <draw:g draw:name="Knob 9" draw:style-name="gr2">
            <draw:custom-shape draw:style-name="gr3" draw:text-style-name="P1" draw:layer="measurelines" svg:width="0.8cm" svg:height="0.8cm" svg:x="8.1cm" svg:y="16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measurelines" svg:x1="8.1cm" svg:y1="16.848cm" svg:x2="8.9cm" svg:y2="16.848cm">
              <text:p/>
            </draw:line>
            <draw:line draw:style-name="gr4" draw:text-style-name="P2" draw:layer="measurelines" svg:x1="8.5cm" svg:y1="16.448cm" svg:x2="8.5cm" svg:y2="17.248cm">
              <text:p/>
            </draw:line>
          </draw:g>
          <draw:g draw:name="Knob 10" draw:style-name="gr2">
            <draw:custom-shape draw:style-name="gr3" draw:text-style-name="P1" draw:layer="measurelines" svg:width="0.8cm" svg:height="0.8cm" svg:x="11cm" svg:y="16.4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measurelines" svg:x1="11cm" svg:y1="16.848cm" svg:x2="11.8cm" svg:y2="16.848cm">
              <text:p/>
            </draw:line>
            <draw:line draw:style-name="gr4" draw:text-style-name="P2" draw:layer="measurelines" svg:x1="11.4cm" svg:y1="16.448cm" svg:x2="11.4cm" svg:y2="17.248cm">
              <text:p/>
            </draw:line>
          </draw:g>
          <draw:g draw:name="Knob 11" draw:style-name="gr2">
            <draw:custom-shape draw:style-name="gr5" draw:text-style-name="P1" draw:layer="measurelines" svg:width="1.5cm" svg:height="1.5cm" svg:x="6.3cm" svg:y="16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2" draw:layer="measurelines" svg:x1="6.3cm" svg:y1="16.848cm" svg:x2="7.8cm" svg:y2="16.848cm">
              <text:p/>
            </draw:line>
            <draw:line draw:style-name="gr6" draw:text-style-name="P2" draw:layer="measurelines" svg:x1="7.05cm" svg:y1="16.098cm" svg:x2="7.05cm" svg:y2="17.598cm">
              <text:p/>
            </draw:line>
          </draw:g>
          <draw:g draw:name="Knob 12" draw:style-name="gr2">
            <draw:custom-shape draw:style-name="gr5" draw:text-style-name="P1" draw:layer="measurelines" svg:width="1.5cm" svg:height="1.5cm" svg:x="9.2cm" svg:y="16.0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2" draw:layer="measurelines" svg:x1="9.2cm" svg:y1="16.848cm" svg:x2="10.7cm" svg:y2="16.848cm">
              <text:p/>
            </draw:line>
            <draw:line draw:style-name="gr6" draw:text-style-name="P2" draw:layer="measurelines" svg:x1="9.95cm" svg:y1="16.098cm" svg:x2="9.95cm" svg:y2="17.598cm">
              <text:p/>
            </draw:line>
          </draw:g>
          <draw:frame draw:style-name="gr16" draw:text-style-name="P6" draw:layer="measurelines" svg:width="1.086cm" svg:height="0.645cm" svg:x="7.884cm" svg:y="14.874cm">
            <draw:text-box>
              <text:p text:style-name="P5"><text:span text:style-name="T2">x10</text:span></text:p>
            </draw:text-box>
          </draw:frame>
          <draw:frame draw:style-name="gr17" draw:text-style-name="P6" draw:layer="measurelines" svg:width="1.213cm" svg:height="0.645cm" svg:x="10.874cm" svg:y="14.849cm">
            <draw:text-box>
              <text:p text:style-name="P5"><text:span text:style-name="T2">x10</text:span></text:p>
            </draw:text-box>
          </draw:frame>
          <draw:frame draw:style-name="gr18" draw:text-style-name="P6" draw:layer="measurelines" svg:width="1.613cm" svg:height="0.818cm" svg:x="7.718cm" svg:y="13.2cm">
            <draw:text-box>
              <text:p text:style-name="P5"><text:span text:style-name="T3">x100</text:span></text:p>
            </draw:text-box>
          </draw:frame>
          <draw:frame draw:style-name="gr18" draw:text-style-name="P6" draw:layer="measurelines" svg:width="1.613cm" svg:height="0.818cm" svg:x="10.674cm" svg:y="13.218cm">
            <draw:text-box>
              <text:p text:style-name="P5"><text:span text:style-name="T3">x100</text:span></text:p>
            </draw:text-box>
          </draw:frame>
          <draw:frame draw:style-name="gr14" draw:text-style-name="P6" draw:layer="measurelines" svg:width="1.004cm" svg:height="0.645cm" svg:x="6.65cm" svg:y="15.517cm">
            <draw:text-box>
              <text:p text:style-name="P5"><text:span text:style-name="T2">IN</text:span></text:p>
            </draw:text-box>
          </draw:frame>
          <draw:frame draw:style-name="gr14" draw:text-style-name="P6" draw:layer="measurelines" svg:width="1.004cm" svg:height="0.645cm" svg:x="9.525cm" svg:y="15.551cm">
            <draw:text-box>
              <text:p text:style-name="P5"><text:span text:style-name="T2">IN</text:span></text:p>
            </draw:text-box>
          </draw:frame>
          <draw:frame draw:style-name="gr15" draw:text-style-name="P6" draw:layer="measurelines" svg:width="1.358cm" svg:height="0.645cm" svg:x="7.849cm" svg:y="15.818cm">
            <draw:text-box>
              <text:p text:style-name="P5"><text:span text:style-name="T2">OUT</text:span></text:p>
            </draw:text-box>
          </draw:frame>
          <draw:frame draw:style-name="gr15" draw:text-style-name="P6" draw:layer="measurelines" svg:width="1.358cm" svg:height="0.645cm" svg:x="10.759cm" svg:y="15.887cm">
            <draw:text-box>
              <text:p text:style-name="P5"><text:span text:style-name="T2">OUT</text:span></text:p>
            </draw:text-box>
          </draw:frame>
        </draw:g>
        <draw:g draw:name="Knob 14" draw:style-name="gr2">
          <draw:custom-shape draw:style-name="gr7" draw:text-style-name="P1" draw:layer="measurelines" svg:width="1.5cm" svg:height="1.5cm" svg:x="15.216cm" svg:y="9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measurelines" svg:x1="15.216cm" svg:y1="10.335cm" svg:x2="16.716cm" svg:y2="10.335cm">
            <text:p/>
          </draw:line>
          <draw:line draw:style-name="gr8" draw:text-style-name="P2" draw:layer="measurelines" svg:x1="15.966cm" svg:y1="9.585cm" svg:x2="15.966cm" svg:y2="11.085cm">
            <text:p/>
          </draw:line>
        </draw:g>
        <draw:g draw:name="Knob 15" draw:style-name="gr2">
          <draw:custom-shape draw:style-name="gr3" draw:text-style-name="P1" draw:layer="measurelines" svg:width="0.8cm" svg:height="0.8cm" svg:x="15.597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measurelines" svg:x1="15.597cm" svg:y1="12.201cm" svg:x2="16.397cm" svg:y2="12.201cm">
            <text:p/>
          </draw:line>
          <draw:line draw:style-name="gr4" draw:text-style-name="P2" draw:layer="measurelines" svg:x1="15.997cm" svg:y1="11.801cm" svg:x2="15.997cm" svg:y2="12.601cm">
            <text:p/>
          </draw:line>
        </draw:g>
        <draw:g draw:name="Knob 16" draw:style-name="gr2">
          <draw:custom-shape draw:style-name="gr5" draw:text-style-name="P1" draw:layer="measurelines" svg:width="1.5cm" svg:height="1.5cm" svg:x="15.286cm" svg:y="13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5.286cm" svg:y1="13.929cm" svg:x2="16.786cm" svg:y2="13.929cm">
            <text:p/>
          </draw:line>
          <draw:line draw:style-name="gr6" draw:text-style-name="P2" draw:layer="measurelines" svg:x1="16.036cm" svg:y1="13.179cm" svg:x2="16.036cm" svg:y2="14.679cm">
            <text:p/>
          </draw:line>
        </draw:g>
        <draw:g draw:name="Knob 17" draw:style-name="gr2">
          <draw:custom-shape draw:style-name="gr9" draw:text-style-name="P1" draw:layer="measurelines" svg:width="1.2cm" svg:height="1.2cm" svg:x="15.384cm" svg:y="15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measurelines" svg:x1="15.384cm" svg:y1="15.845cm" svg:x2="16.584cm" svg:y2="15.845cm">
            <text:p/>
          </draw:line>
          <draw:line draw:style-name="gr10" draw:text-style-name="P2" draw:layer="measurelines" svg:x1="15.984cm" svg:y1="15.245cm" svg:x2="15.984cm" svg:y2="16.445cm">
            <text:p/>
          </draw:line>
        </draw:g>
        <draw:frame draw:style-name="gr19" draw:text-style-name="P8" draw:layer="measurelines" svg:width="3.263cm" svg:height="1.199cm" svg:x="16.793cm" svg:y="11.819cm">
          <draw:text-box>
            <text:p text:style-name="P7">3.5mm Jack</text:p>
          </draw:text-box>
        </draw:frame>
        <draw:frame draw:style-name="gr19" draw:text-style-name="P8" draw:layer="measurelines" svg:width="3.263cm" svg:height="1.199cm" svg:x="16.952cm" svg:y="10.021cm">
          <draw:text-box>
            <text:p text:style-name="P7">Pot</text:p>
          </draw:text-box>
        </draw:frame>
        <draw:frame draw:style-name="gr19" draw:text-style-name="P8" draw:layer="measurelines" svg:width="3.263cm" svg:height="1.199cm" svg:x="16.829cm" svg:y="13.602cm">
          <draw:text-box>
            <text:p text:style-name="P7">¼” Jack</text:p>
          </draw:text-box>
        </draw:frame>
        <draw:frame draw:style-name="gr19" draw:text-style-name="P8" draw:layer="measurelines" svg:width="3.263cm" svg:height="1.199cm" svg:x="16.847cm" svg:y="15.471cm">
          <draw:text-box>
            <text:p text:style-name="P7">Switch</text:p>
          </draw:text-box>
        </draw:frame>
        <draw:frame draw:style-name="gr20" draw:text-style-name="P8" draw:layer="measurelines" svg:width="8.288cm" svg:height="2.621cm" svg:x="6.396cm" svg:y="21.267cm">
          <draw:text-box>
            <text:p text:style-name="P7">Mounting holes – about 3mm up/down, 7.5mm in</text:p>
          </draw:text-box>
        </draw:frame>
        <draw:custom-shape draw:style-name="gr21" draw:text-style-name="P1" draw:layer="measurelines" svg:width="0.2cm" svg:height="0.2cm" svg:x="6.6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measurelines" svg:width="0.2cm" svg:height="0.2cm" svg:x="11.2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measurelines" svg:width="0.2cm" svg:height="0.2cm" svg:x="6.65cm" svg:y="1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" draw:layer="measurelines" svg:width="0.2cm" svg:height="0.2cm" svg:x="11.2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4:21:24.334848380</meta:creation-date>
    <dc:date>2022-05-09T21:52:36.455173290</dc:date>
    <meta:editing-duration>PT46M54S</meta:editing-duration>
    <meta:editing-cycles>11</meta:editing-cycles>
    <meta:generator>LibreOffice/7.3.2.2$Linux_X86_64 LibreOffice_project/30$Build-2</meta:generator>
    <meta:print-date>2022-05-09T21:51:35.519981495</meta:print-date>
    <meta:document-statistic meta:object-count="101"/>
  </office:meta>
</office:document-meta>
</file>